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008000" fo:font-weight="bold" style:font-weight-asian="bold" style:font-weight-complex="bold"/>
    </style:style>
    <style:style style:name="ce10" style:family="table-cell" style:parent-style-name="Default">
      <style:text-properties fo:color="#008000" fo:font-weight="bold" style:font-weight-asian="bold" style:font-weight-complex="bold"/>
    </style:style>
  </office:automatic-styles>
  <office:body>
    <office:spreadsheet>
      <table:table table:name="Problem2" table:style-name="ta1" table:print="false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Fibonacci Sequence</text:p>
          </table:table-cell>
          <table:table-cell table:style-name="ce1" office:value-type="string">
            <text:p>Is Odd??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MOD([.A3]; 2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MOD([.A4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3]+[.A4]" office:value-type="float" office:value="1">
            <text:p>1</text:p>
          </table:table-cell>
          <table:table-cell table:formula="of:=MOD([.A5]; 2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0.5*(5*(2-SQRT(5))^[.D5]+2*SQRT(5)*(2-SQRT(5)^[.D5]+5*(2+SQRT(5))^[.D5]-2*SQRT(5)*(2+SQRT(5))&amp;[.D5]))" office:value-type="float" office:value="-26.4442719099992">
            <text:p>-26.44</text:p>
          </table:table-cell>
          <table:table-cell table:number-columns-repeated="3"/>
        </table:table-row>
        <table:table-row table:style-name="ro1">
          <table:table-cell table:formula="of:=[.A4]+[.A5]" office:value-type="float" office:value="2">
            <text:p>2</text:p>
          </table:table-cell>
          <table:table-cell table:formula="of:=MOD([.A6]; 2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5*(5*(2-SQRT(5))^[.D6]+2*SQRT(5)*(2-SQRT(5)^[.D6]+5*(2+SQRT(5))^[.D6]-2*SQRT(5)*(2+SQRT(5))&amp;[.D6]))" office:value-type="float" office:value="46.3672575837461">
            <text:p>46.37</text:p>
          </table:table-cell>
          <table:table-cell table:number-columns-repeated="3"/>
        </table:table-row>
        <table:table-row table:style-name="ro1">
          <table:table-cell table:formula="of:=[.A5]+[.A6]" office:value-type="float" office:value="3">
            <text:p>3</text:p>
          </table:table-cell>
          <table:table-cell table:formula="of:=MOD([.A7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6]+[.A7]" office:value-type="float" office:value="5">
            <text:p>5</text:p>
          </table:table-cell>
          <table:table-cell table:formula="of:=MOD([.A8]; 2)" office:value-type="float" office:value="1">
            <text:p>1</text:p>
          </table:table-cell>
          <table:table-cell table:number-columns-repeated="3"/>
          <table:table-cell table:style-name="ce1" office:value-type="string">
            <text:p>Wrong, wrong, wrong</text:p>
          </table:table-cell>
          <table:table-cell table:style-name="ce1" office:value-type="string">
            <text:p>crap attempt</text:p>
          </table:table-cell>
          <table:table-cell table:style-name="ce1" office:value-type="string">
            <text:p>Closed form</text:p>
          </table:table-cell>
        </table:table-row>
        <table:table-row table:style-name="ro1">
          <table:table-cell table:formula="of:=[.A7]+[.A8]" office:value-type="float" office:value="8">
            <text:p>8</text:p>
          </table:table-cell>
          <table:table-cell table:formula="of:=MOD([.A9]; 2)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style-name="ce6" table:formula="of:=2*4^[.E9]" office:value-type="float" office:value="2">
            <text:p>2</text:p>
          </table:table-cell>
          <table:table-cell table:style-name="ce6" table:formula="of:=2^(2*[.E9]-1)" office:value-type="float" office:value="0.5">
            <text:p>0.5</text:p>
          </table:table-cell>
          <table:table-cell table:style-name="ce8" table:formula="of:=((2 + SQRT(5))^[.E9] - (2 - SQRT(5))^[.E9])/SQRT(5)" office:value-type="float" office:value="0">
            <text:p>0</text:p>
          </table:table-cell>
        </table:table-row>
        <table:table-row table:style-name="ro1">
          <table:table-cell table:formula="of:=[.A8]+[.A9]" office:value-type="float" office:value="13">
            <text:p>13</text:p>
          </table:table-cell>
          <table:table-cell table:formula="of:=MOD([.A10]; 2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" table:formula="of:=2*4^[.E10]" office:value-type="float" office:value="8">
            <text:p>8</text:p>
          </table:table-cell>
          <table:table-cell table:style-name="ce6" table:formula="of:=2^(2*[.E10]-1)" office:value-type="float" office:value="2">
            <text:p>2</text:p>
          </table:table-cell>
          <table:table-cell table:style-name="ce8" table:formula="of:=((2 + SQRT(5))^[.E10] - (2 - SQRT(5))^[.E10])/SQRT(5)" office:value-type="float" office:value="2">
            <text:p>2</text:p>
          </table:table-cell>
        </table:table-row>
        <table:table-row table:style-name="ro1">
          <table:table-cell table:formula="of:=[.A9]+[.A10]" office:value-type="float" office:value="21">
            <text:p>21</text:p>
          </table:table-cell>
          <table:table-cell table:formula="of:=MOD([.A11]; 2)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6" table:formula="of:=2*4^[.E11]" office:value-type="float" office:value="32">
            <text:p>32</text:p>
          </table:table-cell>
          <table:table-cell table:style-name="ce6" table:formula="of:=2^(2*[.E11]-1)" office:value-type="float" office:value="8">
            <text:p>8</text:p>
          </table:table-cell>
          <table:table-cell table:style-name="ce8" table:formula="of:=((2 + SQRT(5))^[.E11] - (2 - SQRT(5))^[.E11])/SQRT(5)" office:value-type="float" office:value="8">
            <text:p>8</text:p>
          </table:table-cell>
        </table:table-row>
        <table:table-row table:style-name="ro1">
          <table:table-cell table:formula="of:=[.A10]+[.A11]" office:value-type="float" office:value="34">
            <text:p>34</text:p>
          </table:table-cell>
          <table:table-cell table:formula="of:=MOD([.A12]; 2)"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3">
            <text:p>3</text:p>
          </table:table-cell>
          <table:table-cell table:style-name="ce6" table:formula="of:=2*4^[.E12]" office:value-type="float" office:value="128">
            <text:p>128</text:p>
          </table:table-cell>
          <table:table-cell table:style-name="ce6" table:formula="of:=2^(2*[.E12]-1)" office:value-type="float" office:value="32">
            <text:p>32</text:p>
          </table:table-cell>
          <table:table-cell table:style-name="ce8" table:formula="of:=((2 + SQRT(5))^[.E12] - (2 - SQRT(5))^[.E12])/SQRT(5)" office:value-type="float" office:value="34">
            <text:p>34</text:p>
          </table:table-cell>
        </table:table-row>
        <table:table-row table:style-name="ro1">
          <table:table-cell table:formula="of:=[.A11]+[.A12]" office:value-type="float" office:value="55">
            <text:p>55</text:p>
          </table:table-cell>
          <table:table-cell table:formula="of:=MOD([.A13]; 2)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6" table:formula="of:=2*4^[.E13]" office:value-type="float" office:value="512">
            <text:p>512</text:p>
          </table:table-cell>
          <table:table-cell table:style-name="ce6" table:formula="of:=2^(2*[.E13]-1)" office:value-type="float" office:value="128">
            <text:p>128</text:p>
          </table:table-cell>
          <table:table-cell table:style-name="ce8" table:formula="of:=((2 + SQRT(5))^[.E13] - (2 - SQRT(5))^[.E13])/SQRT(5)" office:value-type="float" office:value="144">
            <text:p>144</text:p>
          </table:table-cell>
        </table:table-row>
        <table:table-row table:style-name="ro1">
          <table:table-cell table:formula="of:=[.A12]+[.A13]" office:value-type="float" office:value="89">
            <text:p>89</text:p>
          </table:table-cell>
          <table:table-cell table:formula="of:=MOD([.A14]; 2)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6" table:formula="of:=2*4^[.E14]" office:value-type="float" office:value="2048">
            <text:p>2048</text:p>
          </table:table-cell>
          <table:table-cell table:style-name="ce6" table:formula="of:=2^(2*[.E14]-1)" office:value-type="float" office:value="512">
            <text:p>512</text:p>
          </table:table-cell>
          <table:table-cell table:style-name="ce8" table:formula="of:=((2 + SQRT(5))^[.E14] - (2 - SQRT(5))^[.E14])/SQRT(5)" office:value-type="float" office:value="610">
            <text:p>610</text:p>
          </table:table-cell>
        </table:table-row>
        <table:table-row table:style-name="ro1">
          <table:table-cell table:formula="of:=[.A13]+[.A14]" office:value-type="float" office:value="144">
            <text:p>144</text:p>
          </table:table-cell>
          <table:table-cell table:formula="of:=MOD([.A15]; 2)" office:value-type="float" office:value="0">
            <text:p>0</text:p>
          </table:table-cell>
          <table:table-cell office:value-type="float" office:value="144">
            <text:p>144</text:p>
          </table:table-cell>
          <table:table-cell/>
          <table:table-cell office:value-type="float" office:value="6">
            <text:p>6</text:p>
          </table:table-cell>
          <table:table-cell table:style-name="ce6" table:formula="of:=2*4^[.E15]" office:value-type="float" office:value="8192">
            <text:p>8192</text:p>
          </table:table-cell>
          <table:table-cell table:style-name="ce6" table:formula="of:=2^(2*[.E15]-1)" office:value-type="float" office:value="2048">
            <text:p>2048</text:p>
          </table:table-cell>
          <table:table-cell table:style-name="ce8" table:formula="of:=((2 + SQRT(5))^[.E15] - (2 - SQRT(5))^[.E15])/SQRT(5)" office:value-type="float" office:value="2584">
            <text:p>2584</text:p>
          </table:table-cell>
        </table:table-row>
        <table:table-row table:style-name="ro1">
          <table:table-cell table:formula="of:=[.A14]+[.A15]" office:value-type="float" office:value="233">
            <text:p>233</text:p>
          </table:table-cell>
          <table:table-cell table:formula="of:=MOD([.A16]; 2)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6"/>
          <table:table-cell table:style-name="ce6" table:formula="of:=2^(2*[.E16]-1)" office:value-type="float" office:value="8192">
            <text:p>8192</text:p>
          </table:table-cell>
          <table:table-cell table:style-name="ce8" table:formula="of:=((2 + SQRT(5))^[.E16] - (2 - SQRT(5))^[.E16])/SQRT(5)" office:value-type="float" office:value="10946">
            <text:p>10946</text:p>
          </table:table-cell>
        </table:table-row>
        <table:table-row table:style-name="ro1">
          <table:table-cell table:formula="of:=[.A15]+[.A16]" office:value-type="float" office:value="377">
            <text:p>377</text:p>
          </table:table-cell>
          <table:table-cell table:formula="of:=MOD([.A17]; 2)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6"/>
          <table:table-cell table:style-name="ce6" table:formula="of:=2^(2*[.E17]-1)" office:value-type="float" office:value="32768">
            <text:p>32768</text:p>
          </table:table-cell>
          <table:table-cell table:style-name="ce8" table:formula="of:=((2 + SQRT(5))^[.E17] - (2 - SQRT(5))^[.E17])/SQRT(5)" office:value-type="float" office:value="46368">
            <text:p>46368</text:p>
          </table:table-cell>
        </table:table-row>
        <table:table-row table:style-name="ro1">
          <table:table-cell table:formula="of:=[.A16]+[.A17]" office:value-type="float" office:value="610">
            <text:p>610</text:p>
          </table:table-cell>
          <table:table-cell table:formula="of:=MOD([.A18]; 2)" office:value-type="float" office:value="0">
            <text:p>0</text:p>
          </table:table-cell>
          <table:table-cell office:value-type="float" office:value="610">
            <text:p>610</text:p>
          </table:table-cell>
          <table:table-cell/>
          <table:table-cell office:value-type="float" office:value="9">
            <text:p>9</text:p>
          </table:table-cell>
          <table:table-cell table:style-name="ce6"/>
          <table:table-cell table:style-name="ce6" table:formula="of:=2^(2*[.E18]-1)" office:value-type="float" office:value="131072">
            <text:p>131072</text:p>
          </table:table-cell>
          <table:table-cell table:style-name="ce8" table:formula="of:=((2 + SQRT(5))^[.E18] - (2 - SQRT(5))^[.E18])/SQRT(5)" office:value-type="float" office:value="196418">
            <text:p>196418</text:p>
          </table:table-cell>
        </table:table-row>
        <table:table-row table:style-name="ro1">
          <table:table-cell table:formula="of:=[.A17]+[.A18]" office:value-type="float" office:value="987">
            <text:p>987</text:p>
          </table:table-cell>
          <table:table-cell table:formula="of:=MOD([.A19]; 2)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"/>
          <table:table-cell table:style-name="ce6" table:formula="of:=2^(2*[.E19]-1)" office:value-type="float" office:value="524288">
            <text:p>524288</text:p>
          </table:table-cell>
          <table:table-cell table:style-name="ce8" table:formula="of:=((2 + SQRT(5))^[.E19] - (2 - SQRT(5))^[.E19])/SQRT(5)" office:value-type="float" office:value="832040">
            <text:p>832040</text:p>
          </table:table-cell>
        </table:table-row>
        <table:table-row table:style-name="ro1">
          <table:table-cell table:formula="of:=[.A18]+[.A19]" office:value-type="float" office:value="1597">
            <text:p>1597</text:p>
          </table:table-cell>
          <table:table-cell table:formula="of:=MOD([.A20]; 2)"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6"/>
          <table:table-cell table:style-name="ce6" table:formula="of:=2^(2*[.E20]-1)" office:value-type="float" office:value="2097152">
            <text:p>2097152</text:p>
          </table:table-cell>
          <table:table-cell table:style-name="ce8" table:formula="of:=((2 + SQRT(5))^[.E20] - (2 - SQRT(5))^[.E20])/SQRT(5)" office:value-type="float" office:value="3524578">
            <text:p>3524578</text:p>
          </table:table-cell>
        </table:table-row>
        <table:table-row table:style-name="ro1">
          <table:table-cell table:formula="of:=[.A19]+[.A20]" office:value-type="float" office:value="2584">
            <text:p>2584</text:p>
          </table:table-cell>
          <table:table-cell table:formula="of:=MOD([.A21]; 2)" office:value-type="float" office:value="0">
            <text:p>0</text:p>
          </table:table-cell>
          <table:table-cell office:value-type="float" office:value="2584">
            <text:p>2584</text:p>
          </table:table-cell>
          <table:table-cell/>
          <table:table-cell office:value-type="float" office:value="12">
            <text:p>12</text:p>
          </table:table-cell>
          <table:table-cell table:style-name="ce6"/>
          <table:table-cell table:style-name="ce6" table:formula="of:=2^(2*[.E21]-1)" office:value-type="float" office:value="8388608">
            <text:p>8388608</text:p>
          </table:table-cell>
          <table:table-cell table:style-name="ce8"/>
        </table:table-row>
        <table:table-row table:style-name="ro1">
          <table:table-cell table:formula="of:=[.A20]+[.A21]" office:value-type="float" office:value="4181">
            <text:p>4181</text:p>
          </table:table-cell>
          <table:table-cell table:formula="of:=MOD([.A22]; 2)" office:value-type="float" office:value="1">
            <text:p>1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6"/>
          <table:table-cell table:style-name="ce6" table:formula="of:=2^(2*[.E22]-1)" office:value-type="float" office:value="33554432">
            <text:p>33554432</text:p>
          </table:table-cell>
          <table:table-cell/>
        </table:table-row>
        <table:table-row table:style-name="ro1">
          <table:table-cell table:formula="of:=[.A21]+[.A22]" office:value-type="float" office:value="6765">
            <text:p>6765</text:p>
          </table:table-cell>
          <table:table-cell table:formula="of:=MOD([.A23]; 2)" office:value-type="float" office:value="1">
            <text:p>1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[.A22]+[.A23]" office:value-type="float" office:value="10946">
            <text:p>10946</text:p>
          </table:table-cell>
          <table:table-cell table:formula="of:=MOD([.A24]; 2)" office:value-type="float" office:value="0">
            <text:p>0</text:p>
          </table:table-cell>
          <table:table-cell office:value-type="float" office:value="10946">
            <text:p>10946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[.A23]+[.A24]" office:value-type="float" office:value="17711">
            <text:p>17711</text:p>
          </table:table-cell>
          <table:table-cell table:formula="of:=MOD([.A25]; 2)" office:value-type="float" office:value="1">
            <text:p>1</text:p>
          </table:table-cell>
          <table:table-cell table:number-columns-repeated="4"/>
          <table:table-cell table:style-name="ce7" office:value-type="string">
            <text:p>Answer = </text:p>
          </table:table-cell>
          <table:table-cell table:style-name="ce9" table:formula="of:=SUM([.H9:.H20])" office:value-type="float" office:value="4613732">
            <text:p>4613732</text:p>
          </table:table-cell>
        </table:table-row>
        <table:table-row table:style-name="ro1">
          <table:table-cell table:formula="of:=[.A24]+[.A25]" office:value-type="float" office:value="28657">
            <text:p>28657</text:p>
          </table:table-cell>
          <table:table-cell table:formula="of:=MOD([.A26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25]+[.A26]" office:value-type="float" office:value="46368">
            <text:p>46368</text:p>
          </table:table-cell>
          <table:table-cell table:formula="of:=MOD([.A27]; 2)" office:value-type="float" office:value="0">
            <text:p>0</text:p>
          </table:table-cell>
          <table:table-cell office:value-type="float" office:value="46368">
            <text:p>46368</text:p>
          </table:table-cell>
          <table:table-cell table:number-columns-repeated="5"/>
        </table:table-row>
        <table:table-row table:style-name="ro1">
          <table:table-cell table:formula="of:=[.A26]+[.A27]" office:value-type="float" office:value="75025">
            <text:p>75025</text:p>
          </table:table-cell>
          <table:table-cell table:formula="of:=MOD([.A28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27]+[.A28]" office:value-type="float" office:value="121393">
            <text:p>121393</text:p>
          </table:table-cell>
          <table:table-cell table:formula="of:=MOD([.A29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28]+[.A29]" office:value-type="float" office:value="196418">
            <text:p>196418</text:p>
          </table:table-cell>
          <table:table-cell table:formula="of:=MOD([.A30]; 2)" office:value-type="float" office:value="0">
            <text:p>0</text:p>
          </table:table-cell>
          <table:table-cell office:value-type="float" office:value="196418">
            <text:p>196418</text:p>
          </table:table-cell>
          <table:table-cell table:number-columns-repeated="5"/>
        </table:table-row>
        <table:table-row table:style-name="ro1">
          <table:table-cell table:formula="of:=[.A29]+[.A30]" office:value-type="float" office:value="317811">
            <text:p>317811</text:p>
          </table:table-cell>
          <table:table-cell table:formula="of:=MOD([.A31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table:formula="of:=[.A30]+[.A31]" office:value-type="float" office:value="514229">
            <text:p>514229</text:p>
          </table:table-cell>
          <table:table-cell table:style-name="ce5" table:formula="of:=MOD([.A32]; 2)" office:value-type="float" office:value="1">
            <text:p>1</text:p>
          </table:table-cell>
          <table:table-cell table:style-name="ce5"/>
          <table:table-cell table:number-columns-repeated="5"/>
        </table:table-row>
        <table:table-row table:style-name="ro1">
          <table:table-cell table:formula="of:=[.A31]+[.A32]" office:value-type="float" office:value="832040">
            <text:p>832040</text:p>
          </table:table-cell>
          <table:table-cell table:formula="of:=MOD([.A33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32]+[.A33]" office:value-type="float" office:value="1346269">
            <text:p>1346269</text:p>
          </table:table-cell>
          <table:table-cell table:formula="of:=MOD([.A34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33]+[.A34]" office:value-type="float" office:value="2178309">
            <text:p>2178309</text:p>
          </table:table-cell>
          <table:table-cell table:formula="of:=MOD([.A35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4" table:formula="of:=[.A34]+[.A35]" office:value-type="float" office:value="3524578">
            <text:p>3524578</text:p>
          </table:table-cell>
          <table:table-cell table:style-name="ce1" table:formula="of:=MOD([.A36]; 2)" office:value-type="float" office:value="0">
            <text:p>0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35]+[.A36]" office:value-type="float" office:value="5702887">
            <text:p>5702887</text:p>
          </table:table-cell>
          <table:table-cell table:formula="of:=MOD([.A37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36]+[.A37]" office:value-type="float" office:value="9227465">
            <text:p>9227465</text:p>
          </table:table-cell>
          <table:table-cell table:formula="of:=MOD([.A38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37]+[.A38]" office:value-type="float" office:value="14930352">
            <text:p>14930352</text:p>
          </table:table-cell>
          <table:table-cell table:formula="of:=MOD([.A39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38]+[.A39]" office:value-type="float" office:value="24157817">
            <text:p>24157817</text:p>
          </table:table-cell>
          <table:table-cell table:formula="of:=MOD([.A40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39]+[.A40]" office:value-type="float" office:value="39088169">
            <text:p>39088169</text:p>
          </table:table-cell>
          <table:table-cell table:formula="of:=MOD([.A41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40]+[.A41]" office:value-type="float" office:value="63245986">
            <text:p>63245986</text:p>
          </table:table-cell>
          <table:table-cell table:formula="of:=MOD([.A42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41]+[.A42]" office:value-type="float" office:value="102334155">
            <text:p>102334155</text:p>
          </table:table-cell>
          <table:table-cell table:formula="of:=MOD([.A43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42]+[.A43]" office:value-type="float" office:value="165580141">
            <text:p>165580141</text:p>
          </table:table-cell>
          <table:table-cell table:formula="of:=MOD([.A44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43]+[.A44]" office:value-type="float" office:value="267914296">
            <text:p>267914296</text:p>
          </table:table-cell>
          <table:table-cell table:formula="of:=MOD([.A45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44]+[.A45]" office:value-type="float" office:value="433494437">
            <text:p>433494437</text:p>
          </table:table-cell>
          <table:table-cell table:formula="of:=MOD([.A46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45]+[.A46]" office:value-type="float" office:value="701408733">
            <text:p>701408733</text:p>
          </table:table-cell>
          <table:table-cell table:formula="of:=MOD([.A47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46]+[.A47]" office:value-type="float" office:value="1134903170">
            <text:p>1134903170</text:p>
          </table:table-cell>
          <table:table-cell table:formula="of:=MOD([.A48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47]+[.A48]" office:value-type="float" office:value="1836311903">
            <text:p>1836311903</text:p>
          </table:table-cell>
          <table:table-cell table:formula="of:=MOD([.A49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48]+[.A49]" office:value-type="float" office:value="2971215073">
            <text:p>2971215073</text:p>
          </table:table-cell>
          <table:table-cell table:formula="of:=MOD([.A50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49]+[.A50]" office:value-type="float" office:value="4807526976">
            <text:p>4807526976</text:p>
          </table:table-cell>
          <table:table-cell table:formula="of:=MOD([.A51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50]+[.A51]" office:value-type="float" office:value="7778742049">
            <text:p>7778742049</text:p>
          </table:table-cell>
          <table:table-cell table:formula="of:=MOD([.A52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51]+[.A52]" office:value-type="float" office:value="12586269025">
            <text:p>12586269025</text:p>
          </table:table-cell>
          <table:table-cell table:formula="of:=MOD([.A53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52]+[.A53]" office:value-type="float" office:value="20365011074">
            <text:p>20365011074</text:p>
          </table:table-cell>
          <table:table-cell table:formula="of:=MOD([.A54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53]+[.A54]" office:value-type="float" office:value="32951280099">
            <text:p>32951280099</text:p>
          </table:table-cell>
          <table:table-cell table:formula="of:=MOD([.A55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54]+[.A55]" office:value-type="float" office:value="53316291173">
            <text:p>53316291173</text:p>
          </table:table-cell>
          <table:table-cell table:formula="of:=MOD([.A56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55]+[.A56]" office:value-type="float" office:value="86267571272">
            <text:p>86267571272</text:p>
          </table:table-cell>
          <table:table-cell table:formula="of:=MOD([.A57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56]+[.A57]" office:value-type="float" office:value="139583862445">
            <text:p>139583862445</text:p>
          </table:table-cell>
          <table:table-cell table:formula="of:=MOD([.A58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57]+[.A58]" office:value-type="float" office:value="225851433717">
            <text:p>225851433717</text:p>
          </table:table-cell>
          <table:table-cell table:formula="of:=MOD([.A59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58]+[.A59]" office:value-type="float" office:value="365435296162">
            <text:p>365435296162</text:p>
          </table:table-cell>
          <table:table-cell table:formula="of:=MOD([.A60]; 2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[.A59]+[.A60]" office:value-type="float" office:value="591286729879">
            <text:p>591286729879</text:p>
          </table:table-cell>
          <table:table-cell table:formula="of:=MOD([.A61]; 2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.A60]+[.A61]" office:value-type="float" office:value="956722026041">
            <text:p>956722026041</text:p>
          </table:table-cell>
          <table:table-cell table:formula="of:=MOD([.A62]; 2)" office:value-type="float" office:value="1">
            <text:p>1</text:p>
          </table:table-cell>
          <table:table-cell table:number-columns-repeated="6"/>
        </table:table-row>
      </table:table>
      <table:table table:name="Problem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roblem5" table:style-name="ta1" table:print="false">
        <table:table-column table:style-name="co2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520">
            <text:p>252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esult</text:p>
          </table:table-cell>
          <table:table-cell office:value-type="string">
            <text:p>Modulu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.$A$3]/[.A6]" office:value-type="float" office:value="2520">
            <text:p>2520</text:p>
          </table:table-cell>
          <table:table-cell table:formula="of:=MOD([.$A$3]; [.A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$A$3]/[.A7]" office:value-type="float" office:value="1260">
            <text:p>1260</text:p>
          </table:table-cell>
          <table:table-cell table:formula="of:=MOD([.$A$3]; [.A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A$3]/[.A8]" office:value-type="float" office:value="840">
            <text:p>840</text:p>
          </table:table-cell>
          <table:table-cell table:formula="of:=MOD([.$A$3]; [.A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A$3]/[.A9]" office:value-type="float" office:value="630">
            <text:p>630</text:p>
          </table:table-cell>
          <table:table-cell table:formula="of:=MOD([.$A$3]; [.A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A$3]/[.A10]" office:value-type="float" office:value="504">
            <text:p>504</text:p>
          </table:table-cell>
          <table:table-cell table:formula="of:=MOD([.$A$3]; [.A1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A$3]/[.A11]" office:value-type="float" office:value="420">
            <text:p>420</text:p>
          </table:table-cell>
          <table:table-cell table:formula="of:=MOD([.$A$3]; [.A1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A$3]/[.A12]" office:value-type="float" office:value="360">
            <text:p>360</text:p>
          </table:table-cell>
          <table:table-cell table:formula="of:=MOD([.$A$3]; [.A1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A$3]/[.A13]" office:value-type="float" office:value="315">
            <text:p>315</text:p>
          </table:table-cell>
          <table:table-cell table:formula="of:=MOD([.$A$3]; [.A1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A$3]/[.A14]" office:value-type="float" office:value="280">
            <text:p>280</text:p>
          </table:table-cell>
          <table:table-cell table:formula="of:=MOD([.$A$3]; [.A1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A$3]/[.A15]" office:value-type="float" office:value="252">
            <text:p>252</text:p>
          </table:table-cell>
          <table:table-cell table:formula="of:=MOD([.$A$3]; [.A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32792560">
            <text:p>2327925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nswer</text:p>
          </table:table-cell>
          <table:table-cell table:style-name="ce10" table:formula="of:=LCM(1; 2; 3; 4; 5; 6;7;8;9;10; 11; 12; 13; 14; 15; 16; 17; 18; 19; 20)" office:value-type="float" office:value="232792560">
            <text:p>2327925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A$17]/[.A19]" office:value-type="float" office:value="232792560">
            <text:p>232792560</text:p>
          </table:table-cell>
          <table:table-cell table:formula="of:=MOD([.$A$17]; [.A1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$A$17]/[.A20]" office:value-type="float" office:value="116396280">
            <text:p>116396280</text:p>
          </table:table-cell>
          <table:table-cell table:formula="of:=MOD([.$A$17]; [.A2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A$17]/[.A21]" office:value-type="float" office:value="77597520">
            <text:p>77597520</text:p>
          </table:table-cell>
          <table:table-cell table:formula="of:=MOD([.$A$17]; [.A2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A$17]/[.A22]" office:value-type="float" office:value="58198140">
            <text:p>58198140</text:p>
          </table:table-cell>
          <table:table-cell table:formula="of:=MOD([.$A$17]; [.A2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A$17]/[.A23]" office:value-type="float" office:value="46558512">
            <text:p>46558512</text:p>
          </table:table-cell>
          <table:table-cell table:formula="of:=MOD([.$A$17]; [.A2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A$17]/[.A24]" office:value-type="float" office:value="38798760">
            <text:p>38798760</text:p>
          </table:table-cell>
          <table:table-cell table:formula="of:=MOD([.$A$17]; [.A2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A$17]/[.A25]" office:value-type="float" office:value="33256080">
            <text:p>33256080</text:p>
          </table:table-cell>
          <table:table-cell table:formula="of:=MOD([.$A$17]; [.A2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A$17]/[.A26]" office:value-type="float" office:value="29099070">
            <text:p>29099070</text:p>
          </table:table-cell>
          <table:table-cell table:formula="of:=MOD([.$A$17]; [.A2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A$17]/[.A27]" office:value-type="float" office:value="25865840">
            <text:p>25865840</text:p>
          </table:table-cell>
          <table:table-cell table:formula="of:=MOD([.$A$17]; [.A2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A$17]/[.A28]" office:value-type="float" office:value="23279256">
            <text:p>23279256</text:p>
          </table:table-cell>
          <table:table-cell table:formula="of:=MOD([.$A$17]; [.A2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A$17]/[.A29]" office:value-type="float" office:value="21162960">
            <text:p>21162960</text:p>
          </table:table-cell>
          <table:table-cell table:formula="of:=MOD([.$A$17]; [.A2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A$17]/[.A30]" office:value-type="float" office:value="19399380">
            <text:p>19399380</text:p>
          </table:table-cell>
          <table:table-cell table:formula="of:=MOD([.$A$17]; [.A3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A$17]/[.A31]" office:value-type="float" office:value="17907120">
            <text:p>17907120</text:p>
          </table:table-cell>
          <table:table-cell table:formula="of:=MOD([.$A$17]; [.A3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A$17]/[.A32]" office:value-type="float" office:value="16628040">
            <text:p>16628040</text:p>
          </table:table-cell>
          <table:table-cell table:formula="of:=MOD([.$A$17]; [.A3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A$17]/[.A33]" office:value-type="float" office:value="15519504">
            <text:p>15519504</text:p>
          </table:table-cell>
          <table:table-cell table:formula="of:=MOD([.$A$17]; [.A3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A$17]/[.A34]" office:value-type="float" office:value="14549535">
            <text:p>14549535</text:p>
          </table:table-cell>
          <table:table-cell table:formula="of:=MOD([.$A$17]; [.A3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A$17]/[.A35]" office:value-type="float" office:value="13693680">
            <text:p>13693680</text:p>
          </table:table-cell>
          <table:table-cell table:formula="of:=MOD([.$A$17]; [.A3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A$17]/[.A36]" office:value-type="float" office:value="12932920">
            <text:p>12932920</text:p>
          </table:table-cell>
          <table:table-cell table:formula="of:=MOD([.$A$17]; [.A3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A$17]/[.A37]" office:value-type="float" office:value="12252240">
            <text:p>12252240</text:p>
          </table:table-cell>
          <table:table-cell table:formula="of:=MOD([.$A$17]; [.A3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A$17]/[.A38]" office:value-type="float" office:value="11639628">
            <text:p>11639628</text:p>
          </table:table-cell>
          <table:table-cell table:formula="of:=MOD([.$A$17]; [.A38])" office:value-type="float" office:value="0">
            <text:p>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23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mes North</meta:initial-creator>
    <meta:creation-date>2010-04-15T10:07:59</meta:creation-date>
    <dc:date>2010-05-21T23:02:35.17</dc:date>
    <dc:creator>James North</dc:creator>
    <meta:editing-duration>PT12H58M58S</meta:editing-duration>
    <meta:editing-cycles>12</meta:editing-cycles>
    <meta:generator>OpenOffice.org/3.0$Win32 OpenOffice.org_project/300m9$Build-9358</meta:generator>
    <meta:document-statistic meta:table-count="3" meta:cell-count="286" meta:object-count="0"/>
  </office:meta>
</office:document-meta>
</file>